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Merger.setMergeFactor(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.Merge( Index [ ] inde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Merger.setMinMergeDocs( int min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erger.IndexMerger( MultiIndex multi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Merger.setMaxMergeDocs( int maxMerge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erg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dexMerger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IndexMerger.documentDeleted( Term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Bucket.allows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erger.indexAdded( String name , int numDoc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IndexBucket.IndexBucket( long lower , long upper , boolean allow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.Index( String name , int num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Bucket.fits( long num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.compareTo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erger.waitUntil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